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6e08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6e08e" style:font-name="arial" style:font-size-asian="11pt" style:font-size-complex="11pt"/>
    </style:style>
    <style:style style:family="paragraph" style:name="P3" style:parent-style-name="Standard">
      <style:text-properties officeooo:paragraph-rsid="0036e08e" style:font-name="arial"/>
    </style:style>
    <style:style style:family="paragraph" style:name="P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5d2a5" officeooo:rsid="0025d2a5" style:font-name="arial" style:font-size-asian="14pt" style:font-size-complex="14pt" style:text-underline-style="none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36304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4abed" style:font-name="arial" style:font-size-asian="10.5pt" style:font-size-complex="10.5pt"/>
    </style:style>
    <style:style style:family="paragraph" style:name="P1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e08e" style:font-name="Arial" style:font-size-asian="10pt" style:font-size-complex="10pt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-complex="Arial"/>
    </style:style>
    <style:style style:family="text" style:name="T8">
      <style:text-properties officeooo:rsid="0025d2a5" style:font-name-complex="Arial"/>
    </style:style>
    <style:style style:family="text" style:name="T9">
      <style:text-properties officeooo:rsid="00349c60" style:font-name-complex="Arial"/>
    </style:style>
    <style:style style:family="text" style:name="T10">
      <style:text-properties fo:background-color="#fff200" fo:color="#ce181e" loext:char-shading-value="0" style:font-name-complex="Arial"/>
    </style:style>
    <style:style style:family="text" style:name="T11">
      <style:text-properties fo:background-color="#fff200" fo:color="#ce181e" loext:char-shading-value="0" style:font-name-complex="Calibri"/>
    </style:style>
    <style:style style:family="text" style:name="T12">
      <style:text-properties fo:background-color="#fff200" fo:color="#ce181e" loext:char-shading-value="0" officeooo:rsid="0025d2a5" style:font-name-complex="Calibri"/>
    </style:style>
    <style:style style:family="text" style:name="T13">
      <style:text-properties fo:background-color="#fff200" fo:color="#ce181e" loext:char-shading-value="0" officeooo:rsid="00263472" style:font-name-complex="Calibri"/>
    </style:style>
    <style:style style:family="text" style:name="T14">
      <style:text-properties officeooo:rsid="002a23e8"/>
    </style:style>
    <style:style style:family="text" style:name="T15">
      <style:text-properties fo:font-weight="normal" officeooo:rsid="00362119" style:font-weight-asian="normal" style:font-weight-complex="normal"/>
    </style:style>
    <style:style style:family="text" style:name="T16">
      <style:text-properties officeooo:rsid="0041be5c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Demande de plans modificatifs</text:p>
      <text:p text:style-name="P6"/>
      <text:p text:style-name="P6"/>
      <text:p text:style-name="P17"><text:span text:style-name="T15"/></text:p>
      <text:p text:style-name="P5"/>
      <text:p text:style-name="P7"><office:annotation><dc:creator>Gauthier Bastien</dc:creator><dc:date>2011-02-16T16:12:24</dc:date><text:p text:style-name="P18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</text:span><text:span text:style-name="T5"> : </text:span><text:span text:style-name="T5"><text:text-input text:description="Bien-Parcelles">licence_view.get_parcels()</text:text-input></text:span></text:p>
      <text:p text:style-name="P7"/>
      <text:p text:style-name="P7"/>
      <text:p text:style-name="P9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7"/>
      <text:p text:style-name="P10"><text:span text:style-name="T7">Nous vous informons qu'en date du </text:span><text:span text:style-name="T7"><text:text-input text:description="Permis de bâtir-Date du dernier rapport de collège">licence_view.format_date(self.getLastDecisionProjectFromSPW().getEventDate())</text:text-input></text:span><text:span text:style-name="T7">, les Fonctionnaires </text:span><text:span text:style-name="T9">t</text:span><text:span text:style-name="T7">echnique et </text:span><text:span text:style-name="T9">d</text:span><text:span text:style-name="T7">élégué du Service Public de Wallonie nous ont transmis leur rapport de synthèse et projet d'arrêté refusant la demande de permis </text:span><text:span text:style-name="T8">unique</text:span><text:span text:style-name="T7">.</text:span></text:p>
      <text:p text:style-name="P14"/>
      <text:p text:style-name="P11"><text:span text:style-name="T10">Les motivations du refus étant justifiées et viennent en complémentarités de l’avis défavorable émis </text:span><text:span text:style-name="T11">par </text:span><text:span text:style-name="T12">les services techniques de la Commune de </text:span><text:span text:style-name="T12"><text:text-input text:description="">tool.getCityName()</text:text-input></text:span><text:span text:style-name="T10"><text:s/>à savoir que le projet tel que présenté ne </text:span><text:span text:style-name="T11">peut être accueilli de manière favorable, </text:span><text:span text:style-name="T13">soit :</text:span></text:p>
      <text:p text:style-name="P15">« ……. »</text:p>
      <text:p text:style-name="P7"/>
      <text:p text:style-name="P7"><text:span text:style-name="T7">Par conséquent, dans le cadre de la procédure, en vertu de l'article 93 § 3 du décret du 11 mars 1999 relatif au permis d'environnement, le Collège communal vous invite à introduire auprès de notre </text:span><text:span text:style-name="T8">Département Urbanisme et Environnement</text:span><text:span text:style-name="T7"> des plans modificatifs ainsi qu'une notice corollaire permettant de remédier aux différents manquements soulevés.</text:span></text:p>
      <text:p text:style-name="P7"/>
      <text:p text:style-name="P12"><text:tab/>Nous restons à votre disposition pour tout renseignement complémentaire et vous prions d’agréer, 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 </text:span><text:span text:style-name="T16">nos sincères salutations</text:span>.</text:p>
      <text:p text:style-name="P13"/>
      <text:p text:style-name="P5"/>
      <text:p text:style-name="P5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6e08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6e08e" style:font-name="arial" style:font-size-asian="11pt" style:font-size-complex="11pt"/>
    </style:style>
    <style:style style:family="paragraph" style:name="P3" style:parent-style-name="Standard">
      <style:text-properties officeooo:paragraph-rsid="0036e08e" style:font-name="arial"/>
    </style:style>
    <style:style style:family="paragraph" style:name="P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5d2a5" officeooo:rsid="0025d2a5" style:font-name="arial" style:font-size-asian="14pt" style:font-size-complex="14pt" style:text-underline-style="none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36304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4abed" style:font-name="arial" style:font-size-asian="10.5pt" style:font-size-complex="10.5pt"/>
    </style:style>
    <style:style style:family="paragraph" style:name="P1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e08e" style:font-name="Arial" style:font-size-asian="10pt" style:font-size-complex="10pt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-complex="Arial"/>
    </style:style>
    <style:style style:family="text" style:name="T8">
      <style:text-properties officeooo:rsid="0025d2a5" style:font-name-complex="Arial"/>
    </style:style>
    <style:style style:family="text" style:name="T9">
      <style:text-properties officeooo:rsid="00349c60" style:font-name-complex="Arial"/>
    </style:style>
    <style:style style:family="text" style:name="T10">
      <style:text-properties fo:background-color="#fff200" fo:color="#ce181e" loext:char-shading-value="0" style:font-name-complex="Arial"/>
    </style:style>
    <style:style style:family="text" style:name="T11">
      <style:text-properties fo:background-color="#fff200" fo:color="#ce181e" loext:char-shading-value="0" style:font-name-complex="Calibri"/>
    </style:style>
    <style:style style:family="text" style:name="T12">
      <style:text-properties fo:background-color="#fff200" fo:color="#ce181e" loext:char-shading-value="0" officeooo:rsid="0025d2a5" style:font-name-complex="Calibri"/>
    </style:style>
    <style:style style:family="text" style:name="T13">
      <style:text-properties fo:background-color="#fff200" fo:color="#ce181e" loext:char-shading-value="0" officeooo:rsid="00263472" style:font-name-complex="Calibri"/>
    </style:style>
    <style:style style:family="text" style:name="T14">
      <style:text-properties officeooo:rsid="002a23e8"/>
    </style:style>
    <style:style style:family="text" style:name="T15">
      <style:text-properties fo:font-weight="normal" officeooo:rsid="00362119" style:font-weight-asian="normal" style:font-weight-complex="normal"/>
    </style:style>
    <style:style style:family="text" style:name="T16">
      <style:text-properties officeooo:rsid="0041be5c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Demande de plans modificatifs</text:p>
      <text:p text:style-name="P6"/>
      <text:p text:style-name="P6"/>
      <text:p text:style-name="P17"><text:span text:style-name="T15"/></text:p>
      <text:p text:style-name="P5"/>
      <text:p text:style-name="P7"><office:annotation><dc:creator>Gauthier Bastien</dc:creator><dc:date>2011-02-16T16:12:24</dc:date><text:p text:style-name="P18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</text:span><text:span text:style-name="T5"> : </text:span><text:span text:style-name="T5"><text:text-input text:description="Bien-Parcelles">licence_view.get_parcels()</text:text-input></text:span></text:p>
      <text:p text:style-name="P7"/>
      <text:p text:style-name="P7"/>
      <text:p text:style-name="P9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7"/>
      <text:p text:style-name="P10"><text:span text:style-name="T7">Nous vous informons qu'en date du </text:span><text:span text:style-name="T7"><text:text-input text:description="Permis de bâtir-Date du dernier rapport de collège">licence_view.format_date(self.getLastDecisionProjectFromSPW().getEventDate())</text:text-input></text:span><text:span text:style-name="T7">, les Fonctionnaires </text:span><text:span text:style-name="T9">t</text:span><text:span text:style-name="T7">echnique et </text:span><text:span text:style-name="T9">d</text:span><text:span text:style-name="T7">élégué du Service Public de Wallonie nous ont transmis leur rapport de synthèse et projet d'arrêté refusant la demande de permis </text:span><text:span text:style-name="T8">unique</text:span><text:span text:style-name="T7">.</text:span></text:p>
      <text:p text:style-name="P14"/>
      <text:p text:style-name="P11"><text:span text:style-name="T10">Les motivations du refus étant justifiées et viennent en complémentarités de l’avis défavorable émis </text:span><text:span text:style-name="T11">par </text:span><text:span text:style-name="T12">les services techniques de la Commune de </text:span><text:span text:style-name="T12"><text:text-input text:description="">tool.getCityName()</text:text-input></text:span><text:span text:style-name="T10"><text:s/>à savoir que le projet tel que présenté ne </text:span><text:span text:style-name="T11">peut être accueilli de manière favorable, </text:span><text:span text:style-name="T13">soit :</text:span></text:p>
      <text:p text:style-name="P15">« ……. »</text:p>
      <text:p text:style-name="P7"/>
      <text:p text:style-name="P7"><text:span text:style-name="T7">Par conséquent, dans le cadre de la procédure, en vertu de l'article 93 § 3 du décret du 11 mars 1999 relatif au permis d'environnement, le Collège communal vous invite à introduire auprès de notre </text:span><text:span text:style-name="T8">Département Urbanisme et Environnement</text:span><text:span text:style-name="T7"> des plans modificatifs ainsi qu'une notice corollaire permettant de remédier aux différents manquements soulevés.</text:span></text:p>
      <text:p text:style-name="P7"/>
      <text:p text:style-name="P12"><text:tab/>Nous restons à votre disposition pour tout renseignement complémentaire et vous prions d’agréer, 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 </text:span><text:span text:style-name="T16">nos sincères salutations</text:span>.</text:p>
      <text:p text:style-name="P13"/>
      <text:p text:style-name="P5"/>
      <text:p text:style-name="P5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6e08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6e08e" style:font-name="arial" style:font-size-asian="11pt" style:font-size-complex="11pt"/>
    </style:style>
    <style:style style:family="paragraph" style:name="P3" style:parent-style-name="Standard">
      <style:text-properties officeooo:paragraph-rsid="0036e08e" style:font-name="arial"/>
    </style:style>
    <style:style style:family="paragraph" style:name="P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5d2a5" officeooo:rsid="0025d2a5" style:font-name="arial" style:font-size-asian="14pt" style:font-size-complex="14pt" style:text-underline-style="none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36304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4abed" style:font-name="arial" style:font-size-asian="10.5pt" style:font-size-complex="10.5pt"/>
    </style:style>
    <style:style style:family="paragraph" style:name="P1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e08e" style:font-name="Arial" style:font-size-asian="10pt" style:font-size-complex="10pt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-complex="Arial"/>
    </style:style>
    <style:style style:family="text" style:name="T8">
      <style:text-properties officeooo:rsid="0025d2a5" style:font-name-complex="Arial"/>
    </style:style>
    <style:style style:family="text" style:name="T9">
      <style:text-properties officeooo:rsid="00349c60" style:font-name-complex="Arial"/>
    </style:style>
    <style:style style:family="text" style:name="T10">
      <style:text-properties fo:background-color="#fff200" fo:color="#ce181e" loext:char-shading-value="0" style:font-name-complex="Arial"/>
    </style:style>
    <style:style style:family="text" style:name="T11">
      <style:text-properties fo:background-color="#fff200" fo:color="#ce181e" loext:char-shading-value="0" style:font-name-complex="Calibri"/>
    </style:style>
    <style:style style:family="text" style:name="T12">
      <style:text-properties fo:background-color="#fff200" fo:color="#ce181e" loext:char-shading-value="0" officeooo:rsid="0025d2a5" style:font-name-complex="Calibri"/>
    </style:style>
    <style:style style:family="text" style:name="T13">
      <style:text-properties fo:background-color="#fff200" fo:color="#ce181e" loext:char-shading-value="0" officeooo:rsid="00263472" style:font-name-complex="Calibri"/>
    </style:style>
    <style:style style:family="text" style:name="T14">
      <style:text-properties officeooo:rsid="002a23e8"/>
    </style:style>
    <style:style style:family="text" style:name="T15">
      <style:text-properties fo:font-weight="normal" officeooo:rsid="00362119" style:font-weight-asian="normal" style:font-weight-complex="normal"/>
    </style:style>
    <style:style style:family="text" style:name="T16">
      <style:text-properties officeooo:rsid="0041be5c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Demande de plans modificatifs</text:p>
      <text:p text:style-name="P6"/>
      <text:p text:style-name="P6"/>
      <text:p text:style-name="P17"><text:span text:style-name="T15"/></text:p>
      <text:p text:style-name="P5"/>
      <text:p text:style-name="P7"><office:annotation><dc:creator>Gauthier Bastien</dc:creator><dc:date>2011-02-16T16:12:24</dc:date><text:p text:style-name="P18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</text:span><text:span text:style-name="T5"> : </text:span><text:span text:style-name="T5"><text:text-input text:description="Bien-Parcelles">licence_view.get_parcels()</text:text-input></text:span></text:p>
      <text:p text:style-name="P7"/>
      <text:p text:style-name="P7"/>
      <text:p text:style-name="P9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7"/>
      <text:p text:style-name="P10"><text:span text:style-name="T7">Nous vous informons qu'en date du </text:span><text:span text:style-name="T7"><text:text-input text:description="Permis de bâtir-Date du dernier rapport de collège">licence_view.format_date(self.getLastDecisionProjectFromSPW().getEventDate())</text:text-input></text:span><text:span text:style-name="T7">, les Fonctionnaires </text:span><text:span text:style-name="T9">t</text:span><text:span text:style-name="T7">echnique et </text:span><text:span text:style-name="T9">d</text:span><text:span text:style-name="T7">élégué du Service Public de Wallonie nous ont transmis leur rapport de synthèse et projet d'arrêté refusant la demande de permis </text:span><text:span text:style-name="T8">unique</text:span><text:span text:style-name="T7">.</text:span></text:p>
      <text:p text:style-name="P14"/>
      <text:p text:style-name="P11"><text:span text:style-name="T10">Les motivations du refus étant justifiées et viennent en complémentarités de l’avis défavorable émis </text:span><text:span text:style-name="T11">par </text:span><text:span text:style-name="T12">les services techniques de la Commune de </text:span><text:span text:style-name="T12"><text:text-input text:description="">tool.getCityName()</text:text-input></text:span><text:span text:style-name="T10"><text:s/>à savoir que le projet tel que présenté ne </text:span><text:span text:style-name="T11">peut être accueilli de manière favorable, </text:span><text:span text:style-name="T13">soit :</text:span></text:p>
      <text:p text:style-name="P15">« ……. »</text:p>
      <text:p text:style-name="P7"/>
      <text:p text:style-name="P7"><text:span text:style-name="T7">Par conséquent, dans le cadre de la procédure, en vertu de l'article 93 § 3 du décret du 11 mars 1999 relatif au permis d'environnement, le Collège communal vous invite à introduire auprès de notre </text:span><text:span text:style-name="T8">Département Urbanisme et Environnement</text:span><text:span text:style-name="T7"> des plans modificatifs ainsi qu'une notice corollaire permettant de remédier aux différents manquements soulevés.</text:span></text:p>
      <text:p text:style-name="P7"/>
      <text:p text:style-name="P12"><text:tab/>Nous restons à votre disposition pour tout renseignement complémentaire et vous prions d’agréer, 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 </text:span><text:span text:style-name="T16">nos sincères salutations</text:span>.</text:p>
      <text:p text:style-name="P13"/>
      <text:p text:style-name="P5"/>
      <text:p text:style-name="P5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6e08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6e08e" style:font-name="arial" style:font-size-asian="11pt" style:font-size-complex="11pt"/>
    </style:style>
    <style:style style:family="paragraph" style:name="P3" style:parent-style-name="Standard">
      <style:text-properties officeooo:paragraph-rsid="0036e08e" style:font-name="arial"/>
    </style:style>
    <style:style style:family="paragraph" style:name="P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5d2a5" officeooo:rsid="0025d2a5" style:font-name="arial" style:font-size-asian="14pt" style:font-size-complex="14pt" style:text-underline-style="none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36304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6e08e" style:font-name="arial" style:font-size-asian="10.5pt" style:font-size-complex="10.5pt"/>
    </style:style>
    <style:style style:family="paragraph" style:name="P1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4abed" style:font-name="arial" style:font-size-asian="10.5pt" style:font-size-complex="10.5pt"/>
    </style:style>
    <style:style style:family="paragraph" style:name="P1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e08e" style:font-name="Arial" style:font-size-asian="10pt" style:font-size-complex="10pt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-complex="Arial"/>
    </style:style>
    <style:style style:family="text" style:name="T8">
      <style:text-properties officeooo:rsid="0025d2a5" style:font-name-complex="Arial"/>
    </style:style>
    <style:style style:family="text" style:name="T9">
      <style:text-properties officeooo:rsid="00349c60" style:font-name-complex="Arial"/>
    </style:style>
    <style:style style:family="text" style:name="T10">
      <style:text-properties fo:background-color="#fff200" fo:color="#ce181e" loext:char-shading-value="0" style:font-name-complex="Arial"/>
    </style:style>
    <style:style style:family="text" style:name="T11">
      <style:text-properties fo:background-color="#fff200" fo:color="#ce181e" loext:char-shading-value="0" style:font-name-complex="Calibri"/>
    </style:style>
    <style:style style:family="text" style:name="T12">
      <style:text-properties fo:background-color="#fff200" fo:color="#ce181e" loext:char-shading-value="0" officeooo:rsid="0025d2a5" style:font-name-complex="Calibri"/>
    </style:style>
    <style:style style:family="text" style:name="T13">
      <style:text-properties fo:background-color="#fff200" fo:color="#ce181e" loext:char-shading-value="0" officeooo:rsid="00263472" style:font-name-complex="Calibri"/>
    </style:style>
    <style:style style:family="text" style:name="T14">
      <style:text-properties officeooo:rsid="002a23e8"/>
    </style:style>
    <style:style style:family="text" style:name="T15">
      <style:text-properties fo:font-weight="normal" officeooo:rsid="00362119" style:font-weight-asian="normal" style:font-weight-complex="normal"/>
    </style:style>
    <style:style style:family="text" style:name="T16">
      <style:text-properties officeooo:rsid="0041be5c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Demande de plans modificatifs</text:p>
      <text:p text:style-name="P6"/>
      <text:p text:style-name="P6"/>
      <text:p text:style-name="P17"><text:span text:style-name="T15"/></text:p>
      <text:p text:style-name="P5"/>
      <text:p text:style-name="P7"><office:annotation><dc:creator>Gauthier Bastien</dc:creator><dc:date>2011-02-16T16:12:24</dc:date><text:p text:style-name="P18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</text:span><text:span text:style-name="T5"> : </text:span><text:span text:style-name="T5"><text:text-input text:description="Bien-Parcelles">licence_view.get_parcels()</text:text-input></text:span></text:p>
      <text:p text:style-name="P7"/>
      <text:p text:style-name="P7"/>
      <text:p text:style-name="P9"><text:tab/>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</text:span></text:p>
      <text:p text:style-name="P7"/>
      <text:p text:style-name="P10"><text:span text:style-name="T7">Nous vous informons qu'en date du </text:span><text:span text:style-name="T7"><text:text-input text:description="Permis de bâtir-Date du dernier rapport de collège">licence_view.format_date(self.getLastDecisionProjectFromSPW().getEventDate())</text:text-input></text:span><text:span text:style-name="T7">, les Fonctionnaires </text:span><text:span text:style-name="T9">t</text:span><text:span text:style-name="T7">echnique et </text:span><text:span text:style-name="T9">d</text:span><text:span text:style-name="T7">élégué du Service Public de Wallonie nous ont transmis leur rapport de synthèse et projet d'arrêté refusant la demande de permis </text:span><text:span text:style-name="T8">unique</text:span><text:span text:style-name="T7">.</text:span></text:p>
      <text:p text:style-name="P14"/>
      <text:p text:style-name="P11"><text:span text:style-name="T10">Les motivations du refus étant justifiées et viennent en complémentarités de l’avis défavorable émis </text:span><text:span text:style-name="T11">par </text:span><text:span text:style-name="T12">les services techniques de la Commune de </text:span><text:span text:style-name="T12"><text:text-input text:description="">tool.getCityName()</text:text-input></text:span><text:span text:style-name="T10"><text:s/>à savoir que le projet tel que présenté ne </text:span><text:span text:style-name="T11">peut être accueilli de manière favorable, </text:span><text:span text:style-name="T13">soit :</text:span></text:p>
      <text:p text:style-name="P15">« ……. »</text:p>
      <text:p text:style-name="P7"/>
      <text:p text:style-name="P7"><text:span text:style-name="T7">Par conséquent, dans le cadre de la procédure, en vertu de l'article 93 § 3 du décret du 11 mars 1999 relatif au permis d'environnement, le Collège communal vous invite à introduire auprès de notre </text:span><text:span text:style-name="T8">Département Urbanisme et Environnement</text:span><text:span text:style-name="T7"> des plans modificatifs ainsi qu'une notice corollaire permettant de remédier aux différents manquements soulevés.</text:span></text:p>
      <text:p text:style-name="P7"/>
      <text:p text:style-name="P12"><text:tab/>Nous restons à votre disposition pour tout renseignement complémentaire et vous prions d’agréer, <text:span text:style-name="T19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9">, </text:span><text:span text:style-name="T16">nos sincères salutations</text:span>.</text:p>
      <text:p text:style-name="P13"/>
      <text:p text:style-name="P5"/>
      <text:p text:style-name="P5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'Liberation Serif'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52.996279866</dc:date>
    <dc:language>fr-FR</dc:language>
    <meta:editing-cycles>84</meta:editing-cycles>
    <meta:editing-duration>P1DT7H41M4S</meta:editing-duration>
    <meta:document-statistic meta:table-count="1" meta:image-count="0" meta:object-count="0" meta:page-count="1" meta:paragraph-count="16" meta:word-count="212" meta:character-count="1672" meta:non-whitespace-character-count="1498"/>
    <meta:user-defined meta:name="Info 1"/>
    <meta:user-defined meta:name="Info 2"/>
    <meta:user-defined meta:name="Info 3"/>
    <meta:user-defined meta:name="Info 4"/>
  </office:meta>
</office:document-meta>
</file>